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 1) Modifying The Schedule Controller: <text:line-break/><text:span text:style-name="T2">This included removing unnecessary catagories from the Schedules Controller, adding Job, Person, Start and End dates. Changing the Model, updating the database to reflect these changes and making the necessary changes to the accompanying Views.</text:span></text:p>
      <text:p text:style-name="Standard"><text:line-break/><text:span text:style-name="T1">Scheduler Controller:</text:span><text:line-break/>[HttpPost]<text:line-break/> <text:s text:c="7"/>[ValidateAntiForgeryToken]<text:line-break/> <text:s text:c="7"/>[Authorize(Roles = "Admin")]<text:line-break/> <text:s text:c="7"/>public ActionResult Edit([Bind(Include = "ScheduleId,Job,Person,StartDate,EndDate")] Schedule schedule)<text:line-break/> <text:s text:c="7"/>{<text:line-break/> <text:s text:c="11"/>if (ModelState.IsValid)<text:line-break/> <text:s text:c="11"/>{<text:line-break/> <text:s text:c="15"/>db.Entry(schedule).State = EntityState.Modified;<text:line-break/> <text:s text:c="15"/>db.SaveChanges();<text:line-break/> <text:s text:c="15"/>return RedirectToAction("Index");<text:line-break/> <text:s text:c="11"/>}<text:line-break/> <text:s text:c="11"/>return View(schedule);<text:line-break/> <text:s text:c="7"/>}<text:line-break/><text:line-break/><text:span text:style-name="T1">Create View:</text:span><text:line-break/> @Html.ValidationSummary(true, "", new { @class = "text-danger" })<text:line-break/> <text:s text:c="3"/>&lt;div class="form-group"&gt;<text:line-break/> <text:s text:c="7"/>@Html.LabelFor(model =&gt; model.Person.UserName, htmlAttributes: new { @class = "control-label col-md-2" })<text:line-break/> <text:s text:c="7"/>&lt;div class="col-md-10"&gt;<text:line-break/> <text:s text:c="11"/>@Html.DropDownList("Person", ViewBag.person as SelectList, "--Select Person--", new { style = "height:40px; width:450px;" })<text:line-break/> <text:s text:c="7"/>&lt;/div&gt;<text:line-break/> <text:s text:c="3"/>&lt;/div&gt;<text:line-break/> <text:s text:c="3"/><text:line-break/><text:span text:style-name="T1"> Delete / Details Views:</text:span><text:line-break/> <text:s text:c="7"/>&lt;dt&gt;<text:line-break/> <text:s text:c="11"/>@Html.DisplayNameFor(model =&gt; model.Person.UserName)<text:line-break/> <text:s text:c="7"/>&lt;/dt&gt;<text:line-break/> <text:s text:c="7"/>&lt;dd&gt;<text:line-break/> <text:s text:c="11"/>@Html.DisplayFor(model =&gt; model.Person.UserName)<text:line-break/> <text:s text:c="7"/>&lt;/dd&gt;<text:line-break/> <text:line-break/><text:span text:style-name="T1"> Edit View:</text:span><text:line-break/> @Html.ValidationSummary(true, "", new { @class = "text-danger" })<text:line-break/> <text:s text:c="3"/>@Html.HiddenFor(model =&gt; model.ScheduleId)<text:line-break/> <text:s text:c="3"/>&lt;div class="form-group"&gt;<text:line-break/> <text:s text:c="7"/>@Html.LabelFor(model =&gt; model.Person.UserName, htmlAttributes: new { @class = "control-label col-md-2" })<text:line-break/> <text:s text:c="7"/>&lt;div class="col-md-10"&gt;<text:line-break/> <text:s text:c="11"/>@Html.EditorFor(model =&gt; model.Person.UserName, new { htmlAttributes = new { @class = "form-control" } })<text:line-break/><text:soft-page-break/> <text:s text:c="11"/>@Html.ValidationMessageFor(model =&gt; model.Person.UserName, "", new { @class = "text-danger" })<text:line-break/> <text:s text:c="7"/>&lt;/div&gt;<text:line-break/> <text:s text:c="3"/>&lt;/div&gt;<text:line-break/> <text:s text:c="3"/><text:line-break/><text:span text:style-name="T1"> Index View:</text:span><text:line-break/> &lt;p&gt;<text:line-break/> <text:s text:c="3"/>@Html.ActionLink("Create New", "Create")<text:line-break/>&lt;/p&gt;<text:line-break/>&lt;table class="table"&gt;<text:line-break/> <text:s text:c="3"/>&lt;tr&gt;<text:line-break/> <text:s text:c="7"/>&lt;th&gt;<text:line-break/> <text:s text:c="11"/>@Html.DisplayNameFor(model =&gt; model.Person.UserName)<text:line-break/> <text:s text:c="7"/>&lt;/th&gt;<text:line-break/> <text:s text:c="7"/>&lt;th&gt;<text:line-break/> <text:s text:c="11"/>@Html.DisplayNameFor(model =&gt; model.Job.JobTitle)<text:line-break/> <text:s text:c="7"/>&lt;/th&gt;<text:line-break/> <text:s text:c="7"/>&lt;th&gt;<text:line-break/> <text:s text:c="11"/>@Html.DisplayNameFor(model =&gt; model.StartDate)<text:line-break/> <text:s text:c="7"/>&lt;/th&gt;<text:line-break/> <text:s text:c="7"/>&lt;th&gt;<text:line-break/> <text:s text:c="11"/>@Html.DisplayNameFor(model =&gt; model.EndDate)<text:line-break/> <text:s text:c="7"/>&lt;/th&gt;<text:line-break/> <text:s text:c="7"/>&lt;th&gt;&lt;/th&gt;<text:line-break/> <text:s text:c="3"/>&lt;/tr&gt;<text:line-break/><text:line-break/>@foreach (var item in Model) {<text:line-break/> <text:s text:c="3"/>&lt;tr&gt;<text:line-break/> <text:s text:c="7"/>&lt;td&gt;<text:line-break/> <text:s text:c="11"/>@Html.DisplayFor(modelItem =&gt; item.Person.UserName)<text:line-break/> <text:s text:c="7"/>&lt;/td&gt;<text:line-break/> <text:s text:c="7"/>&lt;td&gt;<text:line-break/> <text:s text:c="11"/>@Html.DisplayFor(modelItem =&gt; item.Job.JobTitle)<text:line-break/> <text:s text:c="7"/>&lt;/td&gt;<text:line-break/> <text:s text:c="7"/>&lt;td&gt;<text:line-break/> <text:s text:c="11"/>@Html.DisplayFor(modelItem =&gt; item.StartDate)<text:line-break/> <text:s text:c="7"/>&lt;/td&gt;<text:line-break/> <text:s text:c="7"/>&lt;td&gt;<text:line-break/> <text:s text:c="11"/>@Html.DisplayFor(modelItem =&gt; item.EndDate)<text:line-break/> <text:s text:c="7"/>&lt;/td&gt;<text:line-break/> <text:s text:c="7"/>&lt;td&gt;<text:line-break/> <text:s text:c="11"/>@Html.ActionLink("Edit", "Edit", new { id = item.ScheduleId }) |<text:line-break/> <text:s text:c="11"/>@Html.ActionLink("Details", "Details", new { id = item.ScheduleId }) |<text:line-break/> <text:s text:c="11"/>@Html.ActionLink("Delete", "Delete", new { id = item.ScheduleId })<text:line-break/> <text:s text:c="7"/>&lt;/td&gt;<text:line-break/> <text:s text:c="3"/>&lt;/tr&gt;<text:line-break/><text:line-break/></text:p>
      <text:p text:style-name="Standard"/>
      <text:p text:style-name="Standard"><text:soft-page-break/><text:span text:style-name="T1">STORY 2) Create Company News Modal:<text:line-break/></text:span><text:span text:style-name="T2">Created a pop-up Modal on the company news partial view, linking it the database and the Company News Page with all the functionality remaining to create, delete and edit the stories.</text:span><text:span text:style-name="T1"><text:line-break/></text:span><text:line-break/> &lt;!-- Modal --&gt;<text:line-break/> <text:s text:c="7"/>&lt;div class="modal fade" id="myModal" tabindex="-1" role="dialog" aria-labelledby="myLargeModalLabel"&gt;<text:line-break/> <text:s text:c="11"/>&lt;div class="modal-dialog" role="document"&gt;<text:line-break/> <text:s text:c="15"/>&lt;div class="modal-content"&gt;<text:line-break/> <text:s text:c="19"/>&lt;div class="modal-header"&gt;<text:line-break/> <text:s text:c="23"/>&lt;button type="button" class="close" data-dismiss="modal" aria-label="Close"&gt;&lt;span aria-hidden="true"&gt;&amp;times;&lt;/span&gt;&lt;/button&gt;<text:line-break/> <text:s text:c="23"/>&lt;h4 class="modal-title" style="color:#FFF; font-weight:600" id="myModalLabel"&gt;Create Company News&lt;/h4&gt;<text:line-break/> <text:s text:c="19"/>&lt;/div&gt;<text:line-break/> <text:s text:c="19"/>&lt;div class="form-group <text:s/>modal-news"&gt;<text:line-break/> <text:s text:c="23"/>@Html.LabelFor(model =&gt; model.Title, htmlAttributes: new { @class = "control-label-lg" })<text:line-break/> <text:s text:c="23"/>&lt;br /&gt;<text:line-break/> <text:s text:c="23"/>@Html.TextBoxFor(model =&gt; model.Title, new { htmlAttributes = new { @class = "form-control", @placeholder = "Title" } })<text:line-break/> <text:s text:c="23"/>@Html.ValidationMessageFor(model =&gt; model.NewsItem, "", new { @class = "text-danger" })<text:line-break/> <text:s text:c="19"/>&lt;/div&gt;<text:line-break/> <text:s text:c="19"/>&lt;div class="form-group <text:s/>modal-news"&gt;<text:line-break/> <text:s text:c="23"/>@Html.LabelFor(model =&gt; model.NewsItem, htmlAttributes: new { @class = "control-label" })<text:line-break/> <text:s text:c="23"/>&lt;br /&gt;<text:line-break/> <text:s text:c="23"/>@Html.TextAreaFor(model =&gt; model.NewsItem, new { htmlAttributes = new { @class = "form-control", @placeholder = "News" } })<text:line-break/> <text:s text:c="23"/>@Html.ValidationMessageFor(model =&gt; model.NewsItem, "", new { @class = "text-danger" })<text:line-break/> <text:s text:c="19"/>&lt;/div&gt;<text:line-break/> <text:s text:c="19"/>&lt;div class="form-group modal-news"&gt;<text:line-break/> <text:s text:c="23"/>@Html.LabelFor(model =&gt; model.ExpirationDate, htmlAttributes: new { @class = "date" })<text:line-break/> <text:s text:c="23"/>&lt;br /&gt;<text:line-break/> <text:s text:c="23"/>@Html.TextBoxFor(model =&gt; model.ExpirationDate, new { htmlAttributes = new { @class = "form-control", @placeholder = "End Date" } })<text:line-break/> <text:s text:c="23"/>@Html.ValidationMessageFor(model =&gt; model.ExpirationDate, "", new { @class = "text-danger" })<text:line-break/> <text:s text:c="19"/>&lt;/div&gt;<text:line-break/> <text:s text:c="19"/>&lt;div class="modal-footer"&gt;<text:line-break/> <text:s text:c="23"/>&lt;button type="button" class="btn btn-default" data-dismiss="modal"&gt;Close&lt;/button&gt;<text:line-break/> <text:s text:c="23"/>&lt;button type="submit" class="btn btn-primary"&gt;Save changes&lt;/button&gt;<text:line-break/> <text:s text:c="19"/>&lt;/div&gt;<text:line-break/> <text:s text:c="19"/>&lt;div&gt;<text:line-break/> <text:s text:c="23"/>@Html.ActionLink("Back to List", "Index")<text:line-break/> <text:s text:c="19"/>&lt;/div&gt;<text:line-break/><text:soft-page-break/> <text:s text:c="15"/>&lt;/div&gt;<text:line-break/> <text:s text:c="11"/>&lt;/div&gt;<text:line-break/> <text:s text:c="7"/>&lt;/div&gt;<text:line-break/> <text:s text:c="7"/><text:line-break/>JavaScript:<text:line-break/><text:line-break/>$(function () {<text:line-break/> <text:s text:c="3"/>$(".OpenDialog").click(function (e) {<text:line-break/> <text:s text:c="7"/>$("#myModal #id").val($(this).data("id"));<text:line-break/> <text:s text:c="7"/>$("#myModal").modal('show');<text:line-break/> <text:s text:c="3"/>});<text:line-break/>});<text:line-break/><text:line-break/><text:span text:style-name="T1">STORY 3) Fix Roles Properties:</text:span><text:line-break/>In this story I worked on the seed data Roles of Admin / Manager / Employee to get them to attatch correctly to the databse so that when logging into the website the appropiate dashboards would appear for the correct roles.<text:line-break/><text:line-break/>if (!context.Users.Any())<text:line-break/> <text:s text:c="11"/>{<text:line-break/> <text:s text:c="15"/>var roleStore = new RoleStore&lt;IdentityRole&gt;(context);<text:line-break/> <text:s text:c="15"/>var roleManager = new RoleManager&lt;IdentityRole&gt;(roleStore);<text:line-break/> <text:s text:c="15"/>var userStore = new UserStore&lt;ApplicationUser&gt;(context);<text:line-break/> <text:s text:c="15"/>var userManager = new UserManager&lt;ApplicationUser&gt;(userStore);<text:line-break/> <text:s text:c="15"/>var roleA = roleManager.FindByName("Admin");<text:line-break/> <text:s text:c="15"/>if (roleA == null)<text:line-break/> <text:s text:c="15"/>{<text:line-break/> <text:s text:c="19"/>roleA = new IdentityRole("Admin");<text:line-break/> <text:s text:c="19"/>roleManager.Create(roleA);<text:line-break/> <text:s text:c="15"/>}<text:line-break/> <text:s text:c="15"/>var roleM = roleManager.FindByName("Manager");<text:line-break/> <text:s text:c="15"/>if (roleM == null)<text:line-break/> <text:s text:c="15"/>{<text:line-break/> <text:s text:c="19"/>roleM = new IdentityRole("Manager");<text:line-break/> <text:s text:c="19"/>roleManager.Create(roleM);<text:line-break/> <text:s text:c="15"/>}<text:line-break/> <text:s text:c="15"/>var roleE = roleManager.FindByName("Employee");<text:line-break/> <text:s text:c="15"/>if (roleE == null)<text:line-break/> <text:s text:c="15"/>{<text:line-break/> <text:s text:c="19"/>roleE = new IdentityRole("Employee");<text:line-break/> <text:s text:c="19"/>roleManager.Create(roleE);<text:line-break/> <text:s text:c="15"/>}<text:line-break/> <text:s text:c="15"/>var newAdmin = new ApplicationUser()<text:line-break/> <text:s text:c="15"/>{<text:line-break/> <text:s text:c="19"/>Id = "5ebdde05-45e8-479b-a371-948c80331ab0",<text:line-break/> <text:s text:c="19"/>UserName = "Jack",<text:line-break/> <text:s text:c="19"/>Email = "hello@gmail.com",<text:line-break/> <text:s text:c="19"/>PhoneNumber = "555-555-1234",<text:line-break/> <text:s text:c="19"/>WorkType = 0,<text:line-break/><text:soft-page-break/> <text:s text:c="19"/>UserRole = "Admin"<text:line-break/> <text:s text:c="15"/>};<text:line-break/> <text:s text:c="15"/>userManager.Create(newAdmin, "123ABCdef!");<text:line-break/> <text:s text:c="15"/>userManager.AddToRole(newAdmin.Id, newAdmin.UserRole);<text:line-break/> <text:s text:c="15"/>var newManager = new ApplicationUser()<text:line-break/> <text:s text:c="15"/>{<text:line-break/> <text:s text:c="19"/>Id = "e8130867-6398-4b57-ba38-99799a292a8b",<text:line-break/> <text:s text:c="19"/>UserName = "Jill",<text:line-break/> <text:s text:c="19"/>Email = "test@123.com",<text:line-break/> <text:s text:c="19"/>PhoneNumber = "555-909-0987",<text:line-break/> <text:s text:c="19"/>WorkType = 0,<text:line-break/> <text:s text:c="19"/>UserRole = "Manager"<text:line-break/> <text:s text:c="15"/>};<text:line-break/> <text:s text:c="15"/>userManager.Create(newManager, "123!@#ABCabc");<text:line-break/> <text:s text:c="15"/>userManager.AddToRole(newManager.Id, newManager.UserRole);<text:line-break/> <text:s text:c="15"/>var newEmployee = new ApplicationUser()<text:line-break/> <text:s text:c="15"/>{<text:line-break/> <text:s text:c="19"/>Id = "7874562f-5bb5-4adf-9c1f-3454fc15fb8d",<text:line-break/> <text:s text:c="19"/>UserName = "Joe",<text:line-break/> <text:s text:c="19"/>Email = "joe@doe.com",<text:line-break/> <text:s text:c="19"/>PhoneNumber = "555-555-4567",<text:line-break/> <text:s text:c="19"/>WorkType = 0,<text:line-break/> <text:s text:c="19"/>UserRole = "Employee"<text:line-break/> <text:s text:c="15"/>};<text:line-break/> <text:s text:c="15"/>userManager.Create(newEmployee, "789asdASD!");<text:line-break/> <text:s text:c="15"/>userManager.AddToRole(newEmployee.Id, newEmployee.UserRole);<text:line-break/> <text:s text:c="11"/>}<text:line-break/><text:line-break/><text:span text:style-name="T1">STORY 4) List of Shift Times:</text:span><text:line-break/>I added shift times to the Job Class implementing the necessary controller and front-end changes making it a TimePicker. I also changed the DatePicker for the Schedule to only show the date for DateTime.<text:line-break/><text:line-break/><text:span text:style-name="T1">Job Controller:</text:span><text:line-break/>[HttpPost]<text:line-break/> <text:s text:c="7"/>[ValidateAntiForgeryToken]<text:line-break/> <text:s text:c="7"/>[Authorize(Roles = "Admin")]<text:line-break/> <text:s text:c="7"/>public ActionResult Create([Bind(Include = "JobId,JobTitle,JobNumber,ShiftTimes,StreetAddress,City,State,Zipcode,Note")] Job job)<text:line-break/> <text:s text:c="7"/>{<text:line-break/> <text:s text:c="11"/>if (ModelState.IsValid)<text:line-break/> <text:s text:c="11"/>{<text:line-break/> <text:s text:c="15"/>job.JobId = Guid.NewGuid();<text:line-break/> <text:s text:c="15"/>db.Jobs.Add(job);<text:line-break/> <text:s text:c="15"/>db.SaveChanges();<text:line-break/> <text:s text:c="15"/>return RedirectToAction("Index");<text:line-break/> <text:s text:c="11"/>}<text:line-break/> <text:s text:c="11"/>return View(job);<text:line-break/> <text:s text:c="7"/>} <text:s/><text:line-break/><text:soft-page-break/><text:span text:style-name="T1">Job Model:</text:span><text:line-break/> public class Job<text:line-break/> <text:s text:c="3"/>{<text:line-break/> <text:s text:c="7"/>[Key]<text:line-break/> <text:s text:c="7"/>public Guid JobId { get; set; }<text:line-break/> <text:s text:c="7"/>public string JobTitle { get; set; }<text:line-break/> <text:s text:c="7"/>public string JobNumber { get; set; }<text:line-break/> <text:s text:c="7"/>public string StreetAddress { get; set; }<text:line-break/> <text:s text:c="7"/>public string City { get; set; }<text:line-break/> <text:s text:c="7"/>public State State { get;</text:p>
      <text:p text:style-name="Standard"><text:s/>set; }<text:line-break/> <text:s text:c="7"/>public int? Zipcode { get; set; }<text:line-break/> <text:s text:c="7"/>public string Note { get; set; }<text:line-break/> <text:s text:c="7"/>public string ShiftTimes { get; set; }<text:line-break/> <text:s text:c="7"/>public virtual ICollection&lt;Schedule&gt; Schedules { get; set; }<text:line-break/> <text:s text:c="3"/>}<text:line-break/> <text:s/><text:line-break/><text:span text:style-name="T1">Create / Edit Views:</text:span><text:line-break/> <text:s/>&lt;div class="form-group"&gt;<text:line-break/> <text:s text:c="7"/>@Html.LabelFor(model =&gt; model.ShiftTimes, htmlAttributes: new { @class = "control-label col-md-2" })<text:line-break/> <text:s text:c="7"/>&lt;div class="col-md-10"&gt;<text:line-break/> <text:s text:c="11"/>@Html.EditorFor(model =&gt; model.ShiftTimes, new { htmlAttributes = new { @class = "form-control timepicker", type = "time" } })<text:line-break/> <text:s text:c="11"/>@Html.ValidationMessageFor(model =&gt; model.ShiftTimes, "", new { @class = "text-danger" })<text:line-break/> <text:s text:c="7"/>&lt;/div&gt;<text:line-break/> <text:s text:c="3"/>&lt;/div&gt;<text:line-break/> <text:s text:c="3"/><text:line-break/><text:span text:style-name="T1">Details View: </text:span><text:line-break/> <text:s text:c="7"/>&lt;dt&gt;<text:line-break/> <text:s text:c="11"/>@Html.DisplayNameFor(model =&gt; model.ShiftTimes)<text:line-break/> <text:s text:c="7"/>&lt;/dt&gt;<text:line-break/> <text:s text:c="7"/>&lt;dd&gt;<text:line-break/> <text:s text:c="11"/>@Html.DisplayFor(model =&gt; model.ShiftTimes)<text:line-break/> <text:s text:c="7"/>&lt;/dd&gt; <text:s/><text:line-break/> <text:s text:c="7"/><text:line-break/><text:span text:style-name="T1">Index View:</text:span><text:line-break/>&lt;table class="table"&gt;<text:line-break/> <text:s text:c="3"/>&lt;tr&gt;<text:line-break/> <text:s text:c="7"/>&lt;th&gt;<text:line-break/> <text:s text:c="11"/>@Html.DisplayNameFor(model =&gt; model.JobTitle)<text:line-break/> <text:s text:c="7"/>&lt;/th&gt;<text:line-break/> <text:s text:c="7"/>&lt;th&gt;<text:line-break/> <text:s text:c="11"/>@Html.DisplayNameFor(model =&gt; model.JobNumber)<text:line-break/> <text:s text:c="7"/>&lt;/th&gt;<text:line-break/> <text:s text:c="7"/>&lt;th&gt;<text:line-break/> <text:s text:c="11"/>@Html.DisplayNameFor(model =&gt; model.ShiftTimes)<text:line-break/> <text:s text:c="7"/>&lt;/th&gt;<text:line-break/><text:soft-page-break/> <text:s text:c="7"/>&lt;th&gt;<text:line-break/> <text:s text:c="11"/>@Html.DisplayNameFor(model =&gt; model.StreetAddress)<text:line-break/> <text:s text:c="7"/>&lt;/th&gt;<text:line-break/> <text:s text:c="7"/>&lt;th&gt;<text:line-break/> <text:s text:c="11"/>@Html.DisplayNameFor(model =&gt; model.City)<text:line-break/> <text:s text:c="7"/>&lt;/th&gt;<text:line-break/> <text:s text:c="7"/>&lt;th&gt;<text:line-break/> <text:s text:c="11"/>@Html.DisplayNameFor(model =&gt; model.State)<text:line-break/> <text:s text:c="7"/>&lt;/th&gt;<text:line-break/> <text:s text:c="7"/>&lt;th&gt;<text:line-break/> <text:s text:c="11"/>@Html.DisplayNameFor(model =&gt; model.Zipcode)<text:line-break/> <text:s text:c="7"/>&lt;/th&gt;<text:line-break/> <text:s text:c="7"/>&lt;th&gt;<text:line-break/> <text:s text:c="11"/>@Html.DisplayNameFor(model =&gt; model.Note)<text:line-break/> <text:s text:c="7"/>&lt;/th&gt;<text:line-break/> <text:s text:c="3"/>&lt;/tr&gt;<text:line-break/><text:line-break/>@foreach (var item in Model) {<text:line-break/> <text:s text:c="3"/>&lt;tr&gt;<text:line-break/> <text:s text:c="7"/>&lt;td&gt;<text:line-break/> <text:s text:c="11"/>@Html.DisplayFor(modelItem =&gt; item.JobTitle)<text:line-break/> <text:s text:c="7"/>&lt;/td&gt;<text:line-break/> <text:s text:c="7"/>&lt;td&gt;<text:line-break/> <text:s text:c="11"/>@Html.DisplayFor(modelItem =&gt; item.JobNumber)<text:line-break/> <text:s text:c="7"/>&lt;/td&gt;<text:line-break/> <text:s text:c="7"/>&lt;td&gt;<text:line-break/> <text:s text:c="11"/>@Html.DisplayFor(model =&gt; item.ShiftTimes)<text:line-break/> <text:s text:c="7"/>&lt;/td&gt;<text:line-break/> <text:s text:c="7"/>&lt;td&gt;<text:line-break/> <text:s text:c="11"/>@Html.DisplayFor(modelItem =&gt; item.StreetAddress)<text:line-break/> <text:s text:c="7"/>&lt;/td&gt;<text:line-break/> <text:s text:c="7"/>&lt;td&gt;<text:line-break/> <text:s text:c="11"/>@Html.DisplayFor(modelItem =&gt; item.City)<text:line-break/> <text:s text:c="7"/>&lt;/td&gt;<text:line-break/> <text:s text:c="7"/>&lt;td&gt;<text:line-break/> <text:s text:c="11"/>@Html.DisplayFor(modelItem =&gt; item.State)<text:line-break/> <text:s text:c="7"/>&lt;/td&gt;<text:line-break/> <text:s text:c="7"/>&lt;td&gt;<text:line-break/> <text:s text:c="11"/>@Html.DisplayFor(modelItem =&gt; item.Zipcode)<text:line-break/> <text:s text:c="7"/>&lt;/td&gt;<text:line-break/> <text:s text:c="7"/>&lt;td&gt;<text:line-break/> <text:s text:c="11"/>@Html.DisplayFor(modelItem =&gt; item.Note)<text:line-break/> <text:s text:c="7"/>&lt;/td&gt;<text:line-break/> <text:s text:c="7"/>&lt;td&gt;<text:line-break/> <text:s text:c="11"/>@Html.ActionLink("Edit", "Edit", new { id = item.JobId }) |<text:line-break/> <text:s text:c="11"/>@Html.ActionLink("Details", "Details", new { id = item.JobId }) |<text:line-break/> <text:s text:c="11"/>@Html.ActionLink("Delete", "Delete", new { id = item.JobId })<text:line-break/> <text:s text:c="7"/>&lt;/td&gt;<text:line-break/> <text:s text:c="3"/>&lt;/tr&gt;<text:line-break/><text:soft-page-break/><text:span text:style-name="T1"> STORY 5) Welcome Pop-up:</text:span><text:line-break/>I created three seperate Pop-up Modals for this story, one for Admins, one for Exisitng Employees and one for New Users with the User name incorporated into the Modal.<text:line-break/><text:line-break/><text:span text:style-name="T1">Index View:</text:span><text:line-break/>@if (User.IsInRole("Admin") || User.IsInRole("Manager"))<text:line-break/> &lt;div id="myModal1" class="modal fade" tabindex="-1" role="dialog"&gt;<text:line-break/> <text:s text:c="7"/>&lt;div class="modal-dialog" role="document"&gt;<text:line-break/> <text:s text:c="11"/>&lt;div class="modal-content"&gt;<text:line-break/> <text:s text:c="15"/>&lt;div class="modal-header text-center" style="background-color: lightgray"&gt;<text:line-break/> <text:s text:c="19"/>&lt;h4 class="modal-title"&gt;Welcome Administrators!&lt;/h4&gt;<text:line-break/> <text:s text:c="15"/>&lt;/div&gt;<text:line-break/> <text:s text:c="15"/>&lt;div class="modal-body text-center"&gt;<text:line-break/> <text:s text:c="19"/>Create Schedules, Company News and Manage Users<text:line-break/> <text:s text:c="15"/>&lt;/div&gt;<text:line-break/> <text:s text:c="11"/>&lt;/div&gt;&lt;!-- /.modal-content --&gt;<text:line-break/> <text:s text:c="7"/>&lt;/div&gt;&lt;!-- /.modal-dialog --&gt;<text:line-break/> <text:s text:c="3"/>&lt;/div&gt;&lt;!-- /.modal --&gt;<text:line-break/> <text:s text:c="3"/><text:line-break/> @if (User.IsInRole("Employee"))<text:line-break/>&lt;div id="myModal1" class="modal fade" tabindex="-1" role="dialog"&gt;<text:line-break/> <text:s text:c="7"/>&lt;div class="modal-dialog" role="document"&gt;<text:line-break/> <text:s text:c="11"/>&lt;div class="modal-content"&gt;<text:line-break/> <text:s text:c="15"/>&lt;div class="modal-header text-center" style="background-color: lightgray"&gt;<text:line-break/> <text:s text:c="19"/>&lt;h4 class="modal-title"&gt;Welcome to the Employee Portal&lt;/h4&gt;<text:line-break/> <text:s text:c="15"/>&lt;/div&gt;<text:line-break/> <text:s text:c="15"/>&lt;div class="modal-body text-center"&gt;<text:line-break/> <text:s text:c="19"/>Get your Schedule, See Company News and Chat with your Colleagues<text:line-break/> <text:s text:c="15"/>&lt;/div&gt;<text:line-break/> <text:s text:c="11"/>&lt;/div&gt;&lt;!-- /.modal-content --&gt;<text:line-break/> <text:s text:c="7"/>&lt;/div&gt;&lt;!-- /.modal-dialog --&gt;<text:line-break/> <text:s text:c="3"/>&lt;/div&gt;&lt;!-- /.modal --&gt;<text:line-break/><text:line-break/><text:span text:style-name="T1">Register View:</text:span><text:line-break/>&lt;div id="myModal1" class="modal fade" tabindex="-1" role="dialog"&gt;<text:line-break/> <text:s text:c="11"/>&lt;div class="modal-dialog" role="document"&gt;<text:line-break/> <text:s text:c="15"/>&lt;div class="modal-content"&gt;<text:line-break/> <text:s text:c="19"/>&lt;div class="modal-header text-center" style="background-color: lightgray"&gt;<text:line-break/> <text:s text:c="23"/>&lt;h4 class="modal-title"&gt;Welcome @Model.UserName&lt;/h4&gt;<text:line-break/> <text:s text:c="19"/>&lt;/div&gt;<text:line-break/> <text:s text:c="19"/>&lt;div class="modal-body text-center"&gt;<text:line-break/> <text:s text:c="23"/>Login in and get to know the Company...<text:line-break/> <text:s text:c="19"/>&lt;/div&gt;<text:line-break/> <text:s text:c="15"/>&lt;/div&gt;&lt;!-- /.modal-content --&gt;<text:line-break/> <text:s text:c="11"/>&lt;/div&gt;&lt;!-- /.modal-dialog --&gt;<text:line-break/> <text:s text:c="7"/>&lt;/div&gt;&lt;!-- /.modal --&gt;<text:line-break/><text:line-break/><text:span text:style-name="T1">JavaScript:</text:span><text:line-break/>$(window).on('load', function () {<text:line-break/><text:soft-page-break/> <text:s text:c="3"/>$('#myModal1').modal('show');<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13T11:57:19.66</meta:creation-date>
    <dc:date>2019-05-13T12:04:00.51</dc:date>
    <meta:editing-duration>PT6M41S</meta:editing-duration>
    <meta:editing-cycles>1</meta:editing-cycles>
    <meta:generator>OpenOffice/4.1.6$Win32 OpenOffice.org_project/416m1$Build-9790</meta:generator>
    <meta:document-statistic meta:table-count="0" meta:image-count="0" meta:object-count="0" meta:page-count="9" meta:paragraph-count="4" meta:word-count="1220" meta:character-count="14709"/>
  </office:meta>
</office:document-meta>
</file>